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text-properties style:text-underline-style="none" fo:font-weight="bold" style:font-weight-asian="bold" style:font-weight-complex="bold"/>
    </style:style>
    <style:style style:name="T1" style:family="text">
      <style:text-properties style:font-name="Calibri" fo:font-size="12pt" style:text-underline-style="none" fo:font-weight="normal" style:font-size-asian="12pt" style:font-weight-asian="normal" style:font-size-complex="12pt" style:font-weight-complex="normal"/>
    </style:style>
    <style:style style:name="T2" style:family="text">
      <style:text-properties fo:color="#000000" style:font-name="Calibri" fo:font-size="12pt" style:text-underline-style="none" fo:font-weight="normal" fo:background-color="transparent" style:font-size-asian="12pt" style:font-weight-asian="normal" style:font-size-complex="12pt" style:font-weight-complex="normal"/>
    </style:style>
    <style:style style:name="T3" style:family="text">
      <style:text-properties fo:color="#000000" style:font-name="Calibri" fo:font-size="12pt" fo:font-weight="normal" fo:background-color="transparent" style:font-size-asian="12pt" style:font-weight-asian="normal" style:font-size-complex="12pt" style:font-weight-complex="normal"/>
    </style:style>
    <style:style style:name="T4" style:family="text">
      <style:text-properties fo:color="#000000" style:font-name="Calibri" fo:font-size="12pt" fo:font-style="italic" fo:font-weight="normal" fo:background-color="transparent" style:font-size-asian="12pt" style:font-style-asian="italic" style:font-weight-asian="normal" style:font-size-complex="12pt" style:font-style-complex="italic" style:font-weight-complex="normal"/>
    </style:style>
    <style:style style:name="T5" style:family="text">
      <style:text-properties fo:color="#000000" style:font-name="Calibri" fo:font-size="12pt" fo:font-weight="bold" fo:background-color="transparent" style:font-size-asian="12pt" style:font-weight-asian="bold" style:font-size-complex="12pt" style:font-weight-complex="bold"/>
    </style:style>
    <style:style style:name="T6" style:family="text">
      <style:text-properties fo:color="#000000" style:font-name="Calibri" fo:font-size="12pt"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pping Cart Application</text:p>
      <text:p text:style-name="P1"/>
      <text:p text:style-name="Standard"><text:span text:style-name="T1">This application enable user to create an order online. User can browse through specific category and products to make his order. After that he/she will redirect to shopping cart page to view his order details. In shopping cart page there will be a link to checkout. </text:span><text:span text:style-name="T2">After clicking the checkout link user will land to a page where he/she have to add his personal, shipping and billing details. After putting valid values in the check out form field, user would allow to proceed for payment. </text:span></text:p>
      <text:p text:style-name="Standard"><text:span text:style-name="T2"/></text:p>
      <text:p text:style-name="P2"><text:span text:style-name="T3">DB structure:</text:span></text:p>
      <text:p text:style-name="P2"><text:span text:style-name="T3"/></text:p>
      <text:p text:style-name="P4"><text:span text:style-name="T3">Table Name: Category</text:span></text:p>
      <text:p text:style-name="P4"><text:span text:style-name="T3">Columns: CategoryId(p.k.), CategoryName, CategoryDesc, CategoryImage</text:span></text:p>
      <text:p text:style-name="P4"><text:span text:style-name="T3"/></text:p>
      <text:p text:style-name="P4"><text:span text:style-name="T3">Table Name: Products</text:span></text:p>
      <text:p text:style-name="P4"><text:span text:style-name="T3">Columns: ProductId(p.k), ProductName, ProductDecription, CategoryId(f.k.), ProductPrice, ProductImage, ProductSecondaryImage, ProductPrice, ProductShippingCost, <text:s/>ManufacturerId(f.k.)</text:span></text:p>
      <text:p text:style-name="P4"><text:span text:style-name="T3"/></text:p>
      <text:p text:style-name="P4"><text:span text:style-name="T3">Table Name: Manufacturer</text:span></text:p>
      <text:p text:style-name="P4"><text:span text:style-name="T3">Columns: ManufacturerId(p.k.), ManufacturerName, ManufacturerDesc</text:span></text:p>
      <text:p text:style-name="P4"><text:span text:style-name="T3"/></text:p>
      <text:p text:style-name="P4"><text:span text:style-name="T3">Table Name: OrderTable</text:span></text:p>
      <text:p text:style-name="P4"><text:span text:style-name="T3">Columns: OrderId(p.k.), DateCreated, orderTotal</text:span></text:p>
      <text:p text:style-name="P4"><text:span text:style-name="T3"/></text:p>
      <text:p text:style-name="P4"><text:span text:style-name="T3">Table Name: OrderDetails</text:span></text:p>
      <text:p text:style-name="P4"><text:span text:style-name="T3">Columns: OrderDetailsId(p.k.), ProductId(f.k.), OrderId(f.k.), ProductUnitPrice, ProductQty, OrderShippingCost</text:span></text:p>
      <text:p text:style-name="P4"><text:span text:style-name="T3"/></text:p>
      <text:p text:style-name="P4"><text:span text:style-name="T3">Table Name: UserDetails</text:span></text:p>
      <text:p text:style-name="P4"><text:span text:style-name="T3">Columns: UserDetailsId(p.k.), FirstName, LastName, EmailId, PhoneNo, ShippingStreetAddress, ShippingPostalCode, ShippingCity, ShippingState, ShippingCountry, BillingStreetAddress, BillingPostalCode, BillingCity, BillingState, BillingCountry, OrderId(f.k.)</text:span></text:p>
      <text:p text:style-name="P4"><text:span text:style-name="T3"/></text:p>
      <text:p text:style-name="P2"><text:span text:style-name="T3">cfm Pages:</text:span></text:p>
      <text:p text:style-name="P4"><text:span text:style-name="T3"/></text:p>
      <text:p text:style-name="P4"><text:span text:style-name="T5">Index.cfm</text:span><text:span text:style-name="T3">: user landing page for application</text:span></text:p>
      <text:p text:style-name="P4"><text:span text:style-name="T5">Category.cfm</text:span><text:span text:style-name="T3">: In this page you have to display all the category list</text:span></text:p>
      <text:p text:style-name="P4"><text:span text:style-name="T5">Products.cfm</text:span><text:span text:style-name="T3">: In this page you have to display all the products that belongs to particular category. When user will click on any particular category in category.cfm page then he will redirect to this page. You may display the products in list view or grid view.</text:span></text:p>
      <text:p text:style-name="P4"><text:span text:style-name="T5">ProductDetails.cfm</text:span><text:span text:style-name="T3">: In this page you need to display the details of each product. Here the user can come by clicking on any product in products.cfm page. Keep a button “</text:span><text:span text:style-name="T4">Add To Cart</text:span><text:span text:style-name="T3">” in this page. On clicking the button the particular product will get added to session. Also Keep a “</text:span><text:span text:style-name="T4">View Cart</text:span><text:span text:style-name="T3">” Button in this page so that the user can move to shopping cart page to view the added products.</text:span></text:p>
      <text:p text:style-name="P5"><text:span text:style-name="T6">ShoppingCart.cfm:</text:span><text:span text:style-name="T3"> In this page display all the products selected by user in a tabular structure. Keep button “</text:span><text:span text:style-name="T4">Proceed To Checkout</text:span><text:span text:style-name="T3">” on clicking which user will proceed to checkout page. Also keep a </text:span><text:soft-page-break/><text:span text:style-name="T3">button to move back to product details page. </text:span></text:p>
      <text:p text:style-name="P5"><text:span text:style-name="T6">CheckOut.cfm: </text:span><text:span text:style-name="T3">Design a form in this page with proper validation. The form fields name should be relevant to the field names in UserDetails table. After Submit the for user should redirect to success page</text:span></text:p>
      <text:p text:style-name="P5"><text:span text:style-name="T6">Success.cfm: </text:span><text:span text:style-name="T3">Display a success message over here</text:span></text:p>
      <text:p text:style-name="P5"><text:span text:style-name="T3"/></text:p>
      <text:p text:style-name="P5"><text:span text:style-name="T3">** Maintain proper navigation in each page.</text:span></text:p>
      <text:p text:style-name="P5"><text:span text:style-name="T3">** Put exception handling at require place</text:span></text:p>
      <text:p text:style-name="P5"><text:span text:style-name="T3">** Use Application.cfc</text:span></text:p>
      <text:p text:style-name="P5"><text:span text:style-name="T3">** Feel free to add any category(Mobiles, Cloth..etc), Product name and Manufacturer Name</text:span></text:p>
      <text:p text:style-name="P5"><text:span text:style-name="T3">** Use jQuery for form validation and AJAX for http request</text:span></text:p>
      <text:p text:style-name="P5"><text:span text:style-name="T3">** Use cfc's to write UDF's and queries</text:span></text:p>
      <text:p text:style-name="P5"><text:span text:style-name="T3">** Feel free to use any jQuery plugin in your application</text:span></text:p>
      <text:p text:style-name="P5"><text:span text:style-name="T3">** Follow the proper coding standard</text:span></text:p>
      <text:p text:style-name="P5"><text:span text:style-name="T3"/></text:p>
      <text:p text:style-name="P3"><text:span text:style-name="T3">Naming Convention:</text:span></text:p>
      <text:p text:style-name="P3"><text:span text:style-name="T2"/></text:p>
      <text:p text:style-name="P5"><text:span text:style-name="T3">File Naming convention: pascal case</text:span></text:p>
      <text:p text:style-name="P5"><text:span text:style-name="T3">Variable naming convention: camel case</text:span></text:p>
      <text:p text:style-name="P5"><text:span text:style-name="T3">Operator Naming convention: upper case</text:span></text:p>
      <text:p text:style-name="P5"><text:span text:style-name="T3">UDF <text:s/>naming convention: pascal case</text:span></text:p>
      <text:p text:style-name="P5"><text:span text:style-name="T3">Predefined function <text:s/>naming convention: pascal case</text:span></text:p>
      <text:p text:style-name="P5"><text:span text:style-name="T3"/></text:p>
      <text:p text:style-name="P5"><text:span text:style-name="T3">Refer to these site before starting your application:</text:span></text:p>
      <text:p text:style-name="P5"><text:a xlink:type="simple" xlink:href="http://developer.yahoo.com/performance/rules.html"><text:span text:style-name="T3">http://developer.yahoo.com/performance/rules.html</text:span></text:a></text:p>
      <text:p text:style-name="P5"><text:a xlink:type="simple" xlink:href="http://www.ipaul.com/2009/08/01/coldfusion-best-practices/">http://www.ipaul.com/2009/08/01/coldfusion-best-practices/</text:a><text:span text:style-name="T3"> </text:span></text:p>
      <text:p text:style-name="P5"><text:span text:style-name="T3"/></text:p>
      <text:p text:style-name="P5"><text:span text:style-name="T3">Also go through AJAX, jQuery and CSS for UI design and ColdFusion 9 for server side scripting.</text:span></text:p>
      <text:p text:style-name="P5"><text:span text:style-name="T3"/></text:p>
      <text:p text:style-name="P4"><text:span text:style-name="T3"/></text:p>
      <text:p text:style-name="P2"><text:span text:style-name="T3"/></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9-17T17:18:14.75</meta:creation-date>
    <dc:date>2013-09-17T18:22:57.10</dc:date>
    <meta:editing-duration>PT31M18S</meta:editing-duration>
    <meta:editing-cycles>4</meta:editing-cycles>
    <meta:generator>OpenOffice.org/3.3$Win32 OpenOffice.org_project/330m17$Build-9551</meta:generator>
    <meta:document-statistic meta:table-count="0" meta:image-count="0" meta:object-count="0" meta:page-count="2" meta:paragraph-count="41" meta:word-count="497" meta:character-count="3510"/>
  </office:meta>
</office:document-meta>
</file>